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Párrafodelista" style:family="paragraph"/>
    <style:style style:name="T32" style:parent-style-name="Hipervínculo" style:family="text">
      <style:text-properties style:font-name-complex="Calibri" style:font-size-complex="12pt" fo:language="ca" fo:country="ES"/>
    </style:style>
    <style:style style:name="P33" style:parent-style-name="Párrafodelista" style:family="paragraph"/>
    <style:style style:name="T34" style:parent-style-name="Hipervínculo" style:family="text">
      <style:text-properties style:font-name-complex="Calibri" style:font-size-complex="12pt" fo:language="ca" fo:country="ES"/>
    </style:style>
    <style:style style:name="T35" style:parent-style-name="Hipervínculo" style:family="text">
      <style:text-properties style:font-name-complex="Calibri" style:font-size-complex="12pt" fo:language="ca" fo:country="ES"/>
    </style:style>
    <style:style style:name="T36" style:parent-style-name="Hipervínculo" style:family="text">
      <style:text-properties style:font-name-complex="Calibri" style:font-size-complex="12pt" fo:language="ca" fo:country="ES"/>
    </style:style>
    <style:style style:name="P37" style:parent-style-name="Párrafodelista" style:family="paragraph"/>
    <style:style style:name="T38" style:parent-style-name="Hipervínculo" style:family="text">
      <style:text-properties style:font-name-complex="Calibri" style:font-size-complex="12pt" fo:language="ca" fo:country="ES"/>
    </style:style>
    <style:style style:name="T39" style:parent-style-name="Hipervínculo" style:family="text">
      <style:text-properties style:font-name-complex="Calibri" style:font-size-complex="12pt" fo:language="ca" fo:country="ES"/>
    </style:style>
    <style:style style:name="T40" style:parent-style-name="Hipervínculo" style:family="text">
      <style:text-properties style:font-name-complex="Calibri" style:font-size-complex="12pt" fo:language="ca" fo:country="ES"/>
    </style:style>
    <style:style style:name="P41" style:parent-style-name="Párrafodelista" style:family="paragraph"/>
    <style:style style:name="T42" style:parent-style-name="Hipervínculo" style:family="text">
      <style:text-properties style:font-name-complex="Calibri" style:font-size-complex="12pt" fo:language="ca" fo:country="ES"/>
    </style:style>
    <style:style style:name="P43" style:parent-style-name="Párrafodelista" style:family="paragraph"/>
    <style:style style:name="T44" style:parent-style-name="Hipervínculo" style:family="text">
      <style:text-properties style:font-name-complex="Calibri" style:font-size-complex="12pt" fo:language="ca" fo:country="ES"/>
    </style:style>
    <style:style style:name="P45" style:parent-style-name="Párrafodelista" style:family="paragraph"/>
    <style:style style:name="T46" style:parent-style-name="Hipervínculo" style:family="text">
      <style:text-properties style:font-name-complex="Calibri" style:font-size-complex="12pt" fo:language="ca" fo:country="ES"/>
    </style:style>
    <style:style style:name="T47" style:parent-style-name="Hipervínculo" style:family="text">
      <style:text-properties style:font-name-complex="Calibri" style:font-size-complex="12pt" fo:language="ca" fo:country="ES"/>
    </style:style>
    <style:style style:name="T48" style:parent-style-name="Hipervínculo" style:family="text">
      <style:text-properties style:font-name-complex="Calibri" style:font-size-complex="12pt" fo:language="ca" fo:country="ES"/>
    </style:style>
    <style:style style:name="P49" style:parent-style-name="Standard" style:family="paragraph">
      <style:paragraph-properties fo:margin-top="0in" fo:margin-bottom="0in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P52" style:parent-style-name="Standard" style:family="paragraph">
      <style:paragraph-properties fo:margin-top="0in" fo:margin-bottom="0in"/>
    </style:style>
    <style:style style:name="T53" style:parent-style-name="Hipervínculo" style:family="text">
      <style:text-properties fo:language="ca" fo:country="ES"/>
    </style:style>
    <style:style style:name="P54" style:parent-style-name="Standard" style:family="paragraph">
      <style:paragraph-properties fo:margin-top="0in" fo:margin-bottom="0in"/>
    </style:style>
    <style:style style:name="T55" style:parent-style-name="Hipervínculo" style:family="text">
      <style:text-properties fo:language="ca" fo:country="ES"/>
    </style:style>
    <style:style style:name="P56" style:parent-style-name="Standard" style:family="paragraph">
      <style:paragraph-properties fo:margin-top="0in" fo:margin-bottom="0in"/>
    </style:style>
    <style:style style:name="T57" style:parent-style-name="Hipervínculo" style:family="text">
      <style:text-properties fo:language="ca" fo:country="ES"/>
    </style:style>
    <style:style style:name="P58" style:parent-style-name="Standard" style:family="paragraph">
      <style:paragraph-properties fo:margin-top="0in" fo:margin-bottom="0in"/>
    </style:style>
    <style:style style:name="T59" style:parent-style-name="Hipervínculo" style:family="text">
      <style:text-properties fo:language="ca" fo:country="ES"/>
    </style:style>
    <style:style style:name="T60" style:parent-style-name="Hipervínculo" style:family="text">
      <style:text-properties fo:language="ca" fo:country="ES"/>
    </style:style>
    <style:style style:name="T61" style:parent-style-name="Hipervínculo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Hipervínculo" style:family="text">
      <style:text-properties fo:language="ca" fo:country="ES"/>
    </style:style>
    <style:style style:name="P64" style:parent-style-name="Standard" style:family="paragraph">
      <style:paragraph-properties fo:margin-top="0in" fo:margin-bottom="0in"/>
    </style:style>
    <style:style style:name="T65" style:parent-style-name="Hipervínculo" style:family="text">
      <style:text-properties fo:language="ca" fo:country="ES"/>
    </style:style>
    <style:style style:name="P66" style:parent-style-name="Standard" style:family="paragraph">
      <style:paragraph-properties fo:margin-top="0in" fo:margin-bottom="0in"/>
    </style:style>
    <style:style style:name="T67" style:parent-style-name="Hipervínculo" style:family="text">
      <style:text-properties fo:language="ca" fo:country="ES"/>
    </style:style>
    <style:style style:name="T68" style:parent-style-name="Hipervínculo" style:family="text">
      <style:text-properties fo:language="ca" fo:country="ES"/>
    </style:style>
    <style:style style:name="T69" style:parent-style-name="Hipervínculo" style:family="text">
      <style:text-properties fo:language="ca" fo:country="ES"/>
    </style:style>
    <style:style style:name="P70" style:parent-style-name="Standard" style:family="paragraph">
      <style:paragraph-properties fo:margin-top="0in" fo:margin-bottom="0in"/>
      <style:text-properties fo:language="ca" fo:country="ES"/>
    </style:style>
    <style:style style:name="P71" style:parent-style-name="Standard" style:family="paragraph">
      <style:paragraph-properties fo:margin-top="0in" fo:margin-bottom="0in"/>
    </style:style>
    <style:style style:name="T72" style:parent-style-name="Hipervínculo" style:family="text">
      <style:text-properties fo:language="ca" fo:country="ES"/>
    </style:style>
    <style:style style:name="P73" style:parent-style-name="Standard" style:family="paragraph">
      <style:paragraph-properties fo:margin-top="0in" fo:margin-bottom="0in"/>
    </style:style>
    <style:style style:name="T74" style:parent-style-name="Hipervínculo" style:family="text">
      <style:text-properties fo:language="ca" fo:country="ES"/>
    </style:style>
    <style:style style:name="P75" style:parent-style-name="Standard" style:family="paragraph">
      <style:paragraph-properties fo:margin-top="0in" fo:margin-bottom="0in"/>
      <style:text-properties fo:language="ca" fo:country="ES"/>
    </style:style>
    <style:style style:name="P76" style:parent-style-name="Standard" style:family="paragraph">
      <style:paragraph-properties fo:margin-top="0in" fo:margin-bottom="0in"/>
    </style:style>
    <style:style style:name="T77" style:parent-style-name="Hipervínculo" style:family="text">
      <style:text-properties fo:language="ca" fo:country="ES"/>
    </style:style>
    <style:style style:name="P78" style:parent-style-name="Standard" style:family="paragraph">
      <style:paragraph-properties fo:margin-top="0in" fo:margin-bottom="0in"/>
    </style:style>
    <style:style style:name="T79" style:parent-style-name="Hipervínculo" style:family="text">
      <style:text-properties fo:language="ca" fo:country="ES"/>
    </style:style>
    <style:style style:name="P80" style:parent-style-name="Standard" style:family="paragraph">
      <style:paragraph-properties fo:margin-top="0in" fo:margin-bottom="0in"/>
      <style:text-properties fo:language="ca" fo:country="ES"/>
    </style:style>
    <style:style style:name="P81" style:parent-style-name="Standard" style:family="paragraph">
      <style:paragraph-properties fo:margin-top="0in" fo:margin-bottom="0in"/>
    </style:style>
    <style:style style:name="T82" style:parent-style-name="Hipervínculo" style:family="text">
      <style:text-properties fo:language="ca" fo:country="ES"/>
    </style:style>
    <style:style style:name="P83" style:parent-style-name="Standard" style:family="paragraph">
      <style:paragraph-properties fo:margin-top="0in" fo:margin-bottom="0in"/>
    </style:style>
    <style:style style:name="T84" style:parent-style-name="Hipervínculo" style:family="text">
      <style:text-properties fo:language="ca" fo:country="ES"/>
    </style:style>
    <style:style style:name="T85" style:parent-style-name="Fuentedepárrafopredeter." style:family="text">
      <style:text-properties fo:language="ca" fo:country="ES"/>
    </style:style>
    <style:style style:name="P86" style:parent-style-name="Standard" style:family="paragraph">
      <style:paragraph-properties fo:margin-top="0in" fo:margin-bottom="0in"/>
    </style:style>
    <style:style style:name="T87" style:parent-style-name="Hipervínculo" style:family="text">
      <style:text-properties fo:language="ca" fo:country="ES"/>
    </style:style>
    <style:style style:name="P88" style:parent-style-name="Standard" style:family="paragraph">
      <style:paragraph-properties fo:margin-top="0in" fo:margin-bottom="0in"/>
    </style:style>
    <style:style style:name="T89" style:parent-style-name="Hipervínculo" style:family="text">
      <style:text-properties fo:language="ca" fo:country="ES"/>
    </style:style>
    <style:style style:name="P90" style:parent-style-name="Standard" style:family="paragraph">
      <style:paragraph-properties fo:margin-top="0in" fo:margin-bottom="0in"/>
    </style:style>
    <style:style style:name="T91" style:parent-style-name="Hipervínculo" style:family="text">
      <style:text-properties fo:language="ca" fo:country="ES"/>
    </style:style>
    <style:style style:name="P92" style:parent-style-name="Standard" style:family="paragraph">
      <style:paragraph-properties fo:margin-top="0in" fo:margin-bottom="0in"/>
      <style:text-properties fo:language="ca" fo:country="ES"/>
    </style:style>
    <style:style style:name="P93" style:parent-style-name="Standard" style:family="paragraph">
      <style:paragraph-properties fo:margin-top="0in" fo:margin-bottom="0in"/>
    </style:style>
    <style:style style:name="T94" style:parent-style-name="Hipervínculo" style:family="text">
      <style:text-properties fo:language="ca" fo:country="ES"/>
    </style:style>
    <style:style style:name="P95" style:parent-style-name="Párrafodelista" style:family="paragraph"/>
    <style:style style:name="T96" style:parent-style-name="Hipervínculo" style:family="text">
      <style:text-properties style:font-name-complex="Calibri" style:font-size-complex="12pt" fo:language="ca" fo:country="ES"/>
    </style:style>
    <style:style style:name="P97" style:parent-style-name="Standard" style:family="paragraph">
      <style:paragraph-properties fo:margin-top="0in" fo:margin-bottom="0in"/>
    </style:style>
    <style:style style:name="T98" style:parent-style-name="Hipervínculo" style:family="text">
      <style:text-properties fo:language="ca" fo:country="ES"/>
    </style:style>
    <style:style style:name="P99" style:parent-style-name="Párrafodelista" style:family="paragraph"/>
    <style:style style:name="T100" style:parent-style-name="Hipervínculo" style:family="text">
      <style:text-properties fo:language="ca" fo:country="ES"/>
    </style:style>
    <style:style style:name="P101" style:parent-style-name="Standard" style:family="paragraph">
      <style:paragraph-properties fo:margin-top="0in" fo:margin-bottom="0in"/>
    </style:style>
    <style:style style:name="T102" style:parent-style-name="Hipervínculo" style:family="text">
      <style:text-properties fo:language="ca" fo:country="ES"/>
    </style:style>
    <style:style style:name="P103" style:parent-style-name="Standard" style:family="paragraph">
      <style:paragraph-properties fo:margin-top="0in" fo:margin-bottom="0in"/>
    </style:style>
    <style:style style:name="T104" style:parent-style-name="Hipervínculo" style:family="text">
      <style:text-properties fo:language="ca" fo:country="ES"/>
    </style:style>
    <style:style style:name="T105" style:parent-style-name="Hipervínculo" style:family="text">
      <style:text-properties fo:language="ca" fo:country="ES"/>
    </style:style>
    <style:style style:name="TableRow106" style:family="table-row">
      <style:table-row-properties style:min-row-height="0.6979in" style:use-optimal-row-height="false"/>
    </style:style>
    <style:style style:name="P107" style:parent-style-name="Normal" style:family="paragraph">
      <style:paragraph-properties fo:widows="0" fo:orphans="0" fo:text-align="start"/>
      <style:text-properties fo:language="ca" fo:country="ES"/>
    </style:style>
    <style:style style:name="TableRow108" style:family="table-row">
      <style:table-row-properties style:min-row-height="0.4166in" style:use-optimal-row-height="false"/>
    </style:style>
    <style:style style:name="P109" style:parent-style-name="Normal" style:family="paragraph">
      <style:paragraph-properties fo:widows="0" fo:orphans="0" fo:text-align="start"/>
      <style:text-properties fo:language="ca" fo:country="ES"/>
    </style:style>
    <style:style style:name="TableRow110" style:family="table-row">
      <style:table-row-properties style:min-row-height="0.4166in" style:use-optimal-row-height="false"/>
    </style:style>
    <style:style style:name="P111" style:parent-style-name="Normal" style:family="paragraph">
      <style:paragraph-properties fo:widows="0" fo:orphans="0" fo:text-align="start"/>
      <style:text-properties fo:language="ca" fo:country="ES"/>
    </style:style>
    <style:style style:name="TableRow112" style:family="table-row">
      <style:table-row-properties style:min-row-height="0.4166in" style:use-optimal-row-height="false"/>
    </style:style>
    <style:style style:name="P113" style:parent-style-name="Normal" style:family="paragraph">
      <style:paragraph-properties fo:widows="0" fo:orphans="0" fo:text-align="start"/>
      <style:text-properties fo:language="ca" fo:country="ES"/>
    </style:style>
    <style:style style:name="P114" style:parent-style-name="Standard" style:family="paragraph">
      <style:text-properties fo:language="ca" fo:country="ES"/>
    </style:style>
    <style:style style:name="P115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Obtenir i organitzar informació</text:span><text:span text:style-name="T9"><text:line-break/></text:span><text:span text:style-name="T10">Sergi Squad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ase de dades de coneixement</text:span></text:p>
          </table:table-cell>
        </table:table-row>
        <table:table-row table:style-name="TableRow28">
          <table:table-cell table:style-name="TableCell29" table:number-rows-spanned="5">
            <text:list text:style-name="WWNum1">
              <text:list-item>
                <text:p text:style-name="P30">Docker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31"><text:a xlink:href="https://docs.docker.com/engine/reference/builder/" office:target-frame-name="_top" xlink:show="replace"><text:span text:style-name="T32">Documentació oficial de Dockerfil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33"><text:a xlink:href="https://www.ionos.es/digitalguide/servidores/configuracion/tutorial-docker-instalacion-y-primeros-pasos/" office:target-frame-name="_top" xlink:show="replace"><text:span text:style-name="T34">Teoria y tutoria</text:span><text:bookmark-start text:name="_Hlt83826691"/><text:bookmark-start text:name="_Hlt83826692"/><text:span text:style-name="T35">l</text:span><text:bookmark-end text:name="_Hlt83826691"/><text:bookmark-end text:name="_Hlt83826692"/><text:span text:style-name="T36"><text:s/>d’instalació de Docker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37"><text:a xlink:href="https://docs.docker.com/compose/install/" office:target-frame-name="_top" xlink:show="replace"><text:span text:style-name="T38">Instal·lació de<text:s/></text:span><text:bookmark-start text:name="_Hlt83826882"/><text:bookmark-start text:name="_Hlt83826883"/><text:span text:style-name="T39">D</text:span><text:bookmark-end text:name="_Hlt83826882"/><text:bookmark-end text:name="_Hlt83826883"/><text:span text:style-name="T40">ocker Compos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41"><text:a xlink:href="https://geekflare.com/es/dockerfile-tutorial/" office:target-frame-name="_top" xlink:show="replace"><text:span text:style-name="T42">Tutorial de Dockerfil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43"><text:a xlink:href="https://www.docker.com/sites/default/files/d8/2019-09/docker-cheat-sheet.pdf" office:target-frame-name="_top" xlink:show="replace"><text:span text:style-name="T44">CheatSheet de Docker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45"><text:a xlink:href="https://devhints.io/docker-compose" office:target-frame-name="_top" xlink:show="replace"><text:span text:style-name="T46">Chea</text:span><text:bookmark-start text:name="_Hlt83826843"/><text:bookmark-start text:name="_Hlt83826844"/><text:span text:style-name="T47">t</text:span><text:bookmark-end text:name="_Hlt83826843"/><text:bookmark-end text:name="_Hlt83826844"/><text:span text:style-name="T48">sheet Docker Compos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49"><text:span text:style-name="T50">P</text:span><text:span text:style-name="T51">ython 3:</text:span>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52"><text:a xlink:href="https://docs.python.org/es/3/" office:target-frame-name="_top" xlink:show="replace"><text:span text:style-name="T53">Documentació de Python 3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54"><text:a xlink:href="https://moizalimoomin.medium.com/how-to-setup-python3-on-ubuntu-using-docker-container-8835e10fd56f" office:target-frame-name="_top" xlink:show="replace"><text:span text:style-name="T55">Instalaciò de Python 3 en un Docker Container del S.O. Ubuntu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56"><text:a xlink:href="https://realpython.com/python-versions-docker/" office:target-frame-name="_top" xlink:show="replace"><text:span text:style-name="T57">Instalació i execució de Python 3 a Docker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58"><text:a xlink:href="https://code-maven.com/slides/docker/installing-python-in-docker" office:target-frame-name="_top" xlink:show="replace"><text:span text:style-name="T59">Exemple<text:s/></text:span><text:span text:style-name="T60">1<text:s/></text:span><text:span text:style-name="T61">de instal·lació de Python<text:s/></text:span><text:span text:style-name="T62">3<text:s/></text:span><text:span text:style-name="T63">a Docker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64"><text:a xlink:href="https://jdhao.github.io/2021/01/17/install_python3_in_ubuntu_docker/" office:target-frame-name="_top" xlink:show="replace"><text:span text:style-name="T65">Exemple 2 de instal·lació de Python 3 a Docker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66"><text:a xlink:href="http://www.sixthresearcher.com/python-3-reference-cheat-sheet-for-beginners/" office:target-frame-name="_top" xlink:show="replace"><text:span text:style-name="T67">CheatSheet bàsic de</text:span><text:bookmark-start text:name="_Hlt83826746"/><text:bookmark-start text:name="_Hlt83826747"/><text:span text:style-name="T68"><text:s/></text:span><text:bookmark-end text:name="_Hlt83826746"/><text:bookmark-end text:name="_Hlt83826747"/><text:span text:style-name="T69">Python 3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70">Pip: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71"><text:a xlink:href="https://stackoverflow.com/questions/68185770/installing-python3-9-and-pip-in-docker-image-and-not-python-3-8" office:target-frame-name="_top" xlink:show="replace"><text:span text:style-name="T72">Instal·lació de Pip a una imatge Docker.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73"><text:a xlink:href="https://datatofish.com/install-package-python-using-pip/" office:target-frame-name="_top" xlink:show="replace"><text:span text:style-name="T74">Com instal·lar un paquet de Python 3 amb Pip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75">PyJokes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76"><text:a xlink:href="https://pyjok.es" office:target-frame-name="_top" xlink:show="replace"><text:span text:style-name="T77">Documentació oficial de PyJokes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78"><text:a xlink:href="https://pypi.org/project/pyjokes/" office:target-frame-name="_top" xlink:show="replace"><text:span text:style-name="T79">Tutorial de instal·lació de PyJokes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80">Visual Studio Code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81"><text:a xlink:href="https://support.academicsoftware.eu/hc/es/articles/360006916138-Cómo-instalar-Microsoft-Visual-Studio-Code" office:target-frame-name="_top" xlink:show="replace"><text:span text:style-name="T82">Instalació de Visual Studio Cod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83"><text:a xlink:href="https://www.novasapiens.cl/posts/entorno-de-desarrollo-con-visual-studio-code-y-docker" office:target-frame-name="_top" xlink:show="replace"><text:span text:style-name="T84">Ús de Visual Studio Code amb Docker</text:span></text:a><text:span text:style-name="T85"><text:s/></text:span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86"><text:a xlink:href="https://geekytheory.com/configurar-visual-studio-code-programar-python" office:target-frame-name="_top" xlink:show="replace"><text:span text:style-name="T87">Ús del plugin de Python 3 en Visual Studio Cod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88"><text:a xlink:href="https://www.youtube.com/watch?v=sUZxIWDUicA&amp;feature=youtu.be" office:target-frame-name="_top" xlink:show="replace"><text:span text:style-name="T89">Tutorial complet de Docker a Visual Studio Cod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90"><text:a xlink:href="https://www.shortcutfoo.com/app/dojos/vscode-win/cheatsheet" office:target-frame-name="_top" xlink:show="replace"><text:span text:style-name="T91">Cheatsheet Visual Studio Code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92">Git/Github</text:p>
              </text:list-item>
            </text:list>
            <text:list text:style-name="WWNum1" text:continue-numbering="true">
              <text:list-item>
                <text:list>
                  <text:list-item>
                    <text:p text:style-name="P93"><text:a xlink:href="https://git-scm.com/doc" office:target-frame-name="_top" xlink:show="replace"><text:span text:style-name="T94">Documentació oficial de Git</text:span></text:a><text:s/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95"><text:a xlink:href="https://docs.github.com/es" office:target-frame-name="_top" xlink:show="replace"><text:span text:style-name="T96">Documentació oficial de GitHub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97"><text:a xlink:href="https://www.digitalocean.com/community/tutorials/how-to-install-git-on-ubuntu-20-04-es" office:target-frame-name="_top" xlink:show="replace"><text:span text:style-name="T98">Instalació de Git a Ubuntu 20.04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99"><text:a xlink:href="https://www.youtube.com/watch?v=oV0spTF71AI&amp;ab_channel=solvetic.com" office:target-frame-name="_top" xlink:show="replace"><text:span text:style-name="T100">Tutorial guiat de la instalaciò de Git a Ubuntu 20.04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101"><text:a xlink:href="https://www.youtube.com/watch?v=hWglK8nWh60&amp;ab_channel=Bluuweb" office:target-frame-name="_top" xlink:show="replace"><text:span text:style-name="T102">Tutorial de Git amb GitHub</text:span></text:a></text:p>
                  </text:list-item>
                </text:list>
              </text:list-item>
            </text:list>
            <text:list text:style-name="WWNum1" text:continue-numbering="true">
              <text:list-item>
                <text:list>
                  <text:list-item>
                    <text:p text:style-name="P103"><text:a xlink:href="https://education.github.com/git-cheat-sheet-education.pdf" office:target-frame-name="_top" xlink:show="replace"><text:span text:style-name="T104">Cheatsheets</text:span><text:span text:style-name="T105"><text:s/>Git</text:span></text:a></text:p>
                  </text:list-item>
                </text:list>
              </text:list-item>
            </text:list>
          </table:table-cell>
        </table:table-row>
        <table:table-row table:style-name="TableRow106"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</table:table-row>
        <table:table-row table:style-name="TableRow110">
          <table:covered-table-cell>
            <text:p text:style-name="P111"/>
          </table:covered-table-cell>
        </table:table-row>
        <table:table-row table:style-name="TableRow112">
          <table:covered-table-cell>
            <text:p text:style-name="P113"/>
          </table:covered-table-cell>
        </table:table-row>
      </table:table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9T14:22:00Z</meta:creation-date>
    <dc:date>2021-09-29T15:14:00Z</dc:date>
    <meta:template xlink:href="Normal" xlink:type="simple"/>
    <meta:editing-cycles>12</meta:editing-cycles>
    <meta:editing-duration>PT3060S</meta:editing-duration>
    <meta:document-statistic meta:page-count="2" meta:paragraph-count="6" meta:word-count="500" meta:character-count="3246" meta:row-count="22" meta:non-whitespace-character-count="2752"/>
  </office:meta>
</office:document-meta>
</file>